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FactoryImpl.get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createExchange( URI patter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ettyCalenda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Exchange( QName svcName , QName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Factory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Defaults( MessageExchangeImpl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ExchangeFactoryImpl.checkNot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FactoryImpl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setOperationNam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setContext( ComponentContextImpl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ExchangeFactoryImpl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FactoryImpl.MessageExchangeFactoryImpl( IdGenerator idGen , AtomicBoolean clo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FactoryImpl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